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c887" officeooo:paragraph-rsid="0009c8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c887" officeooo:paragraph-rsid="0009c8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9c887" officeooo:paragraph-rsid="0009c88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uskal</text:p>
      <text:p text:style-name="P3"/>
      <text:p text:style-name="P3"><text:span text:style-name="T1">/* Roll no. : 2002</text:span></text:p>
      <text:p text:style-name="P2">Batch : E-10</text:p>
      <text:p text:style-name="P2">*/</text:p>
      <text:p text:style-name="P3"></text:p>
      <text:p text:style-name="P3">#include &lt;iostream&gt;</text:p>
      <text:p text:style-name="P3">#include&lt;stdlib.h&gt;</text:p>
      <text:p text:style-name="P3">#include "graph.h"</text:p>
      <text:p text:style-name="P3">using namespace std;</text:p>
      <text:p text:style-name="P3"></text:p>
      <text:p text:style-name="P3">int main()</text:p>
      <text:p text:style-name="P3">{</text:p>
      <text:p text:style-name="P3"><text:tab/>graph g;</text:p>
      <text:p text:style-name="P3"></text:p>
      <text:p text:style-name="P3"><text:tab/>do</text:p>
      <text:p text:style-name="P3"><text:tab/><text:tab/>{</text:p>
      <text:p text:style-name="P3"><text:tab/><text:tab/><text:tab/>int ch;</text:p>
      <text:p text:style-name="P3"><text:tab/><text:tab/><text:tab/>cout&lt;&lt;"\tMENU\n";</text:p>
      <text:p text:style-name="P3"></text:p>
      <text:p text:style-name="P3"><text:tab/><text:tab/><text:tab/>cout&lt;&lt;"\t\t1.Enter Adjecency matrix\n\t\t2.Display Adjecency matrix\n\t\t3.Kruskal\n\t\t"</text:p>
      <text:p text:style-name="P3"><text:tab/><text:tab/><text:tab/><text:tab/><text:tab/>"4.Display minimum spanning tree\n\t\tExit\n\n";</text:p>
      <text:p text:style-name="P3"><text:tab/><text:tab/><text:tab/>cout&lt;&lt;"Enter Choice : ";</text:p>
      <text:p text:style-name="P3"><text:tab/><text:tab/><text:tab/>cin&gt;&gt;ch;</text:p>
      <text:p text:style-name="P3"><text:tab/><text:tab/><text:tab/>cout&lt;&lt;endl;</text:p>
      <text:p text:style-name="P3"></text:p>
      <text:p text:style-name="P3"><text:tab/><text:tab/><text:tab/>switch(ch)</text:p>
      <text:p text:style-name="P3"><text:tab/><text:tab/><text:tab/>{</text:p>
      <text:p text:style-name="P3"><text:tab/><text:tab/><text:tab/>case 1:<text:tab/><text:tab/>g.getdata();</text:p>
      <text:p text:style-name="P3"><text:tab/><text:tab/><text:tab/><text:tab/><text:tab/><text:tab/>break;</text:p>
      <text:p text:style-name="P3"></text:p>
      <text:p text:style-name="P3"><text:tab/><text:tab/><text:tab/>case 2:<text:tab/><text:tab/>g.print_adj_matrix();</text:p>
      <text:p text:style-name="P3"><text:tab/><text:tab/><text:tab/><text:tab/><text:tab/><text:tab/>break;</text:p>
      <text:p text:style-name="P3"></text:p>
      <text:p text:style-name="P3"><text:tab/><text:tab/><text:tab/>case 3:<text:tab/><text:tab/>g.kruskal();</text:p>
      <text:p text:style-name="P3"><text:tab/><text:tab/><text:tab/><text:tab/><text:tab/><text:tab/>break;</text:p>
      <text:p text:style-name="P3"></text:p>
      <text:p text:style-name="P3"><text:tab/><text:tab/><text:tab/>case 4:<text:tab/> <text:s text:c="3"/>g.print_spanning_tree();</text:p>
      <text:p text:style-name="P3"><text:tab/><text:tab/><text:tab/><text:tab/><text:tab/><text:tab/>break;</text:p>
      <text:p text:style-name="P3"></text:p>
      <text:p text:style-name="P3"><text:tab/><text:tab/><text:tab/>case 7:<text:tab/><text:tab/>exit(0);</text:p>
      <text:p text:style-name="P3"><text:tab/><text:tab/><text:tab/><text:tab/><text:tab/><text:tab/>break;</text:p>
      <text:p text:style-name="P3"></text:p>
      <text:p text:style-name="P3"><text:tab/><text:tab/><text:tab/>}</text:p>
      <text:p text:style-name="P3"><text:tab/><text:tab/>}</text:p>
      <text:p text:style-name="P3"><text:tab/><text:tab/>while(1);</text:p>
      <text:p text:style-name="P3"></text:p>
      <text:p text:style-name="P3"><text:tab/>return 0;</text:p>
      <text:p text:style-name="P3"></text:p>
      <text:p text:style-name="P3">}</text:p>
      <text:p text:style-name="P3"/>
      <text:p text:style-name="P3"><text:soft-page-break/></text:p>
      <text:p text:style-name="P1">graph.h</text:p>
      <text:p text:style-name="P3"/>
      <text:p text:style-name="P3">/*</text:p>
      <text:p text:style-name="P3"><text:s/>* graph.h</text:p>
      <text:p text:style-name="P3"><text:s/>*</text:p>
      <text:p text:style-name="P3"><text:s/>* <text:s/>Created on: 12-Mar-2018</text:p>
      <text:p text:style-name="P3"><text:s/>* <text:s text:c="5"/>Author: e2002</text:p>
      <text:p text:style-name="P3"><text:s/>*/</text:p>
      <text:p text:style-name="P3"></text:p>
      <text:p text:style-name="P3">#ifndef GRAPH_H_</text:p>
      <text:p text:style-name="P3">#define GRAPH_H_</text:p>
      <text:p text:style-name="P3"></text:p>
      <text:p text:style-name="P3">struct edge</text:p>
      <text:p text:style-name="P3">{</text:p>
      <text:p text:style-name="P3"><text:tab/>int u,v,w;</text:p>
      <text:p text:style-name="P3">};</text:p>
      <text:p text:style-name="P3"></text:p>
      <text:p text:style-name="P3">class graph</text:p>
      <text:p text:style-name="P3">{</text:p>
      <text:p text:style-name="P3"><text:tab/>int n,span_number,edge_number;</text:p>
      <text:p text:style-name="P3"><text:tab/>int G[100][100];</text:p>
      <text:p text:style-name="P3"><text:tab/>edge e[100];</text:p>
      <text:p text:style-name="P3"><text:tab/>edge data[100];</text:p>
      <text:p text:style-name="P3"></text:p>
      <text:p text:style-name="P3">public:</text:p>
      <text:p text:style-name="P3"><text:tab/>graph(){n=0;span_number=0;edge_number=0;}</text:p>
      <text:p text:style-name="P3"><text:tab/>void getdata();</text:p>
      <text:p text:style-name="P3"><text:tab/>void print_adj_matrix();</text:p>
      <text:p text:style-name="P3"></text:p>
      <text:p text:style-name="P3"><text:tab/>void sort();</text:p>
      <text:p text:style-name="P3"><text:tab/>void print_spanning_tree();</text:p>
      <text:p text:style-name="P3"><text:tab/>void kruskal();</text:p>
      <text:p text:style-name="P3"></text:p>
      <text:p text:style-name="P3"></text:p>
      <text:p text:style-name="P3">};</text:p>
      <text:p text:style-name="P3"></text:p>
      <text:p text:style-name="P3">#endif /* GRAPH_H_ 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graph.cpp</text:p>
      <text:p text:style-name="P3">/*</text:p>
      <text:p text:style-name="P3"><text:s/>* graph.cpp</text:p>
      <text:p text:style-name="P3"><text:s/>*</text:p>
      <text:p text:style-name="P3"><text:s/>* <text:s/>Created on: 12-Mar-2018</text:p>
      <text:p text:style-name="P3"><text:s/>* <text:s text:c="5"/>Author: e2002</text:p>
      <text:p text:style-name="P3"><text:s/>*/</text:p>
      <text:p text:style-name="P3"></text:p>
      <text:p text:style-name="P3">#include "graph.h"</text:p>
      <text:p text:style-name="P3">#include&lt;iostream&gt;</text:p>
      <text:p text:style-name="P3">#include&lt;string&gt;</text:p>
      <text:p text:style-name="P3">using namespace std;</text:p>
      <text:p text:style-name="P3"></text:p>
      <text:p text:style-name="P3">void graph:: getdata()</text:p>
      <text:p text:style-name="P3">{</text:p>
      <text:p text:style-name="P3"><text:tab/>cout&lt;&lt;"Enter number of nodes : ";</text:p>
      <text:p text:style-name="P3"><text:tab/>cin&gt;&gt;n;</text:p>
      <text:p text:style-name="P3"><text:tab/>cout&lt;&lt;endl&lt;&lt;endl;</text:p>
      <text:p text:style-name="P3"></text:p>
      <text:p text:style-name="P3"><text:tab/>for(int i=0;i&lt;n;i++)</text:p>
      <text:p text:style-name="P3"><text:tab/>{</text:p>
      <text:p text:style-name="P3"><text:tab/><text:tab/>for(int j=0;j&lt;n;j++)</text:p>
      <text:p text:style-name="P3"><text:tab/><text:tab/>{</text:p>
      <text:p text:style-name="P3"><text:tab/><text:tab/><text:tab/>cin&gt;&gt;G[i][j];</text:p>
      <text:p text:style-name="P3"><text:tab/><text:tab/>}</text:p>
      <text:p text:style-name="P3"><text:tab/>}</text:p>
      <text:p text:style-name="P3">}</text:p>
      <text:p text:style-name="P3"></text:p>
      <text:p text:style-name="P3">void graph:: print_adj_matrix()</text:p>
      <text:p text:style-name="P3">{</text:p>
      <text:p text:style-name="P3"><text:tab/>for(int i=0;i&lt;n;i++)</text:p>
      <text:p text:style-name="P3"><text:tab/>{</text:p>
      <text:p text:style-name="P3"><text:tab/><text:tab/>for(int j=0;j&lt;n;j++)</text:p>
      <text:p text:style-name="P3"><text:tab/><text:tab/><text:tab/>cout&lt;&lt;G[i][j]&lt;&lt;" ";</text:p>
      <text:p text:style-name="P3"></text:p>
      <text:p text:style-name="P3"><text:tab/><text:tab/>cout&lt;&lt;endl;</text:p>
      <text:p text:style-name="P3"><text:tab/>}</text:p>
      <text:p text:style-name="P3">}</text:p>
      <text:p text:style-name="P3"></text:p>
      <text:p text:style-name="P3">void graph:: sort()</text:p>
      <text:p text:style-name="P3">{</text:p>
      <text:p text:style-name="P3"><text:tab/>for(int i=0;i&lt;edge_number-1;i++)</text:p>
      <text:p text:style-name="P3"><text:tab/>{</text:p>
      <text:p text:style-name="P3"><text:tab/><text:tab/>for(int j=0;j&lt;edge_number-i-1;j++)</text:p>
      <text:p text:style-name="P3"><text:tab/><text:tab/>{</text:p>
      <text:p text:style-name="P3"><text:tab/><text:tab/><text:tab/>if(e[j].w &gt; e[j+1].w)</text:p>
      <text:p text:style-name="P3"><text:tab/><text:tab/><text:tab/>{</text:p>
      <text:p text:style-name="P3"><text:tab/><text:tab/><text:tab/><text:tab/>edge temp=e[j];</text:p>
      <text:p text:style-name="P3"><text:tab/><text:tab/><text:tab/><text:tab/>e[j] = e[j+1];</text:p>
      <text:p text:style-name="P3"><text:tab/><text:tab/><text:tab/><text:tab/>e[j+1]=temp;</text:p>
      <text:p text:style-name="P3"><text:tab/><text:tab/><text:tab/>}</text:p>
      <text:p text:style-name="P3"><text:soft-page-break/><text:tab/><text:tab/>}</text:p>
      <text:p text:style-name="P3"><text:tab/>}</text:p>
      <text:p text:style-name="P3">}</text:p>
      <text:p text:style-name="P3"></text:p>
      <text:p text:style-name="P3">void graph:: print_spanning_tree()</text:p>
      <text:p text:style-name="P3">{</text:p>
      <text:p text:style-name="P3"><text:tab/>int cost=0;</text:p>
      <text:p text:style-name="P3"></text:p>
      <text:p text:style-name="P3"><text:tab/>for(int i=0;i&lt;span_number;i++)</text:p>
      <text:p text:style-name="P3"><text:tab/>{</text:p>
      <text:p text:style-name="P3"><text:tab/><text:tab/>cout&lt;&lt;data[i].u&lt;&lt;" "&lt;&lt;data[i].v&lt;&lt;" "&lt;&lt;data[i].w&lt;&lt;endl;</text:p>
      <text:p text:style-name="P3"><text:tab/><text:tab/>cost+=data[i].w;</text:p>
      <text:p text:style-name="P3"><text:tab/>}</text:p>
      <text:p text:style-name="P3"></text:p>
      <text:p text:style-name="P3"><text:tab/>cout&lt;&lt;"Cost of Spanning tree is : "&lt;&lt;cost&lt;&lt;endl;</text:p>
      <text:p text:style-name="P3">}</text:p>
      <text:p text:style-name="P3"></text:p>
      <text:p text:style-name="P3">int find(int arr[],int n)</text:p>
      <text:p text:style-name="P3">{</text:p>
      <text:p text:style-name="P3"><text:tab/>return arr[n];</text:p>
      <text:p text:style-name="P3">}</text:p>
      <text:p text:style-name="P3"></text:p>
      <text:p text:style-name="P3">void uni(int arr[],int v1,int v2,int n)</text:p>
      <text:p text:style-name="P3">{</text:p>
      <text:p text:style-name="P3"><text:tab/>for(int i=0;i&lt;n;i++)</text:p>
      <text:p text:style-name="P3"><text:tab/>{</text:p>
      <text:p text:style-name="P3"><text:tab/><text:tab/>if(arr[i]==v2)</text:p>
      <text:p text:style-name="P3"><text:tab/><text:tab/><text:tab/>arr[i]=v1;</text:p>
      <text:p text:style-name="P3"><text:tab/>}</text:p>
      <text:p text:style-name="P3">}</text:p>
      <text:p text:style-name="P3"></text:p>
      <text:p text:style-name="P3">void graph:: kruskal()</text:p>
      <text:p text:style-name="P3">{</text:p>
      <text:p text:style-name="P3"><text:tab/>int check[100];</text:p>
      <text:p text:style-name="P3"><text:tab/>edge span;</text:p>
      <text:p text:style-name="P3"></text:p>
      <text:p text:style-name="P3"><text:tab/>for(int i=1;i&lt;n;i++)</text:p>
      <text:p text:style-name="P3"><text:tab/>{</text:p>
      <text:p text:style-name="P3"><text:tab/><text:tab/>for(int j=0;j&lt;i;j++)</text:p>
      <text:p text:style-name="P3"><text:tab/><text:tab/>{</text:p>
      <text:p text:style-name="P3"><text:tab/><text:tab/><text:tab/>if(G[i][j] != 0)</text:p>
      <text:p text:style-name="P3"><text:tab/><text:tab/><text:tab/>{</text:p>
      <text:p text:style-name="P3"><text:tab/><text:tab/><text:tab/><text:tab/>e[edge_number].u=i;</text:p>
      <text:p text:style-name="P3"><text:tab/><text:tab/><text:tab/><text:tab/>e[edge_number].v=j;</text:p>
      <text:p text:style-name="P3"><text:tab/><text:tab/><text:tab/><text:tab/>e[edge_number].w=G[i][j];</text:p>
      <text:p text:style-name="P3"></text:p>
      <text:p text:style-name="P3"><text:tab/><text:tab/><text:tab/><text:tab/>edge_number++;</text:p>
      <text:p text:style-name="P3"><text:tab/><text:tab/><text:tab/>}</text:p>
      <text:p text:style-name="P3"><text:tab/><text:tab/>}</text:p>
      <text:p text:style-name="P3"><text:tab/>}<text:tab/><text:tab/><text:tab/><text:tab/><text:tab/><text:tab/><text:tab/>// edges inserted</text:p>
      <text:p text:style-name="P3"></text:p>
      <text:p text:style-name="P3"><text:tab/>sort();<text:tab/><text:tab/><text:tab/><text:tab/><text:tab/><text:tab/>//sorted</text:p>
      <text:p text:style-name="P3"><text:soft-page-break/></text:p>
      <text:p text:style-name="P3"><text:tab/>for(int i=0;i&lt;edge_number;i++)<text:tab/>//check initialized</text:p>
      <text:p text:style-name="P3"><text:tab/><text:tab/>check[i]=i;</text:p>
      <text:p text:style-name="P3"></text:p>
      <text:p text:style-name="P3"></text:p>
      <text:p text:style-name="P3"><text:tab/>int v1,v2;</text:p>
      <text:p text:style-name="P3"><text:tab/>for(int i=0;i&lt;edge_number;i++)</text:p>
      <text:p text:style-name="P3"><text:tab/>{</text:p>
      <text:p text:style-name="P3"><text:tab/><text:tab/>v1=find(check,e[i].u);<text:tab/><text:tab/>//check cycle</text:p>
      <text:p text:style-name="P3"><text:tab/><text:tab/>v2=find(check,e[i].v);</text:p>
      <text:p text:style-name="P3"></text:p>
      <text:p text:style-name="P3"><text:tab/><text:tab/>if(v1 != v2)</text:p>
      <text:p text:style-name="P3"><text:tab/><text:tab/>{</text:p>
      <text:p text:style-name="P3"><text:tab/><text:tab/><text:tab/>data[span_number]=e[i];</text:p>
      <text:p text:style-name="P3"><text:tab/><text:tab/><text:tab/>span_number++;</text:p>
      <text:p text:style-name="P3"></text:p>
      <text:p text:style-name="P3"><text:tab/><text:tab/><text:tab/>uni(check,v1,v2,n);</text:p>
      <text:p text:style-name="P3"><text:tab/><text:tab/>}</text:p>
      <text:p text:style-name="P3"><text:tab/>}</text:p>
      <text:p text:style-name="P3"></text:p>
      <text:p text:style-name="P3">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8:53:43.384753061</meta:creation-date>
    <dc:date>2018-03-13T18:57:28.908600980</dc:date>
    <meta:editing-duration>P0D</meta:editing-duration>
    <meta:editing-cycles>1</meta:editing-cycles>
    <meta:document-statistic meta:table-count="0" meta:image-count="0" meta:object-count="0" meta:page-count="5" meta:paragraph-count="210" meta:word-count="300" meta:character-count="2677" meta:non-whitespace-character-count="2066"/>
    <meta:generator>LibreOffice/4.2.8.2$Linux_X86_64 LibreOffice_project/420m0$Build-2</meta:generator>
  </office:meta>
</office:document-meta>
</file>